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1.243cm"/>
    </style:style>
    <style:style style:name="co4" style:family="table-column">
      <style:table-column-properties fo:break-before="auto" style:column-width="5.472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Image Done</text:p>
          </table:table-cell>
          <table:table-cell table:style-name="ce1"/>
        </table:table-row>
        <table:table-row table:style-name="ro1">
          <table:table-cell/>
          <table:table-cell office:value-type="string">
            <text:p>Multi-Tabler</text:p>
          </table:table-cell>
          <table:table-cell office:value-type="string">
            <text:p>Play on 2 or more tables simultaneously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wers bid</text:p>
          </table:table-cell>
          <table:table-cell office:value-type="string">
            <text:p>Bid 15 of a suit without losing the round</text:p>
          </table:table-cell>
          <table:table-cell office:value-type="string">
            <text:p>Dodgy cartoon buw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ssy</text:p>
          </table:table-cell>
          <table:table-cell office:value-type="string">
            <text:p>Change appearance preferences 5 times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ersal</text:p>
          </table:table-cell>
          <table:table-cell office:value-type="string">
            <text:p>Make a come back, e.g. be 2 cards down on all opps then win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valry</text:p>
          </table:table-cell>
          <table:table-cell office:value-type="string">
            <text:p>Play against the same player 5 times onlin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Win a game by default (everyone else leaving)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 Doubt</text:p>
          </table:table-cell>
          <table:table-cell office:value-type="string">
            <text:p>Get challenged 3 rounds in a row and win all of th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ckless?</text:p>
          </table:table-cell>
          <table:table-cell office:value-type="string">
            <text:p>Win a game without ever challenging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ss Army Knife</text:p>
          </table:table-cell>
          <table:table-cell office:value-type="string">
            <text:p>Play using all the different gameplay settings</text:p>
          </table:table-cell>
          <table:table-cell office:value-type="string">
            <text:p>Swiss army knif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lay against an API strateg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ccessfully call Illegal in Vectrop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egative Result..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ream crusher?</text:p>
          </table:table-cell>
          <table:table-cell office:value-type="string">
            <text:p>Challenge w/-1 in ha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g!</text:p>
          </table:table-cell>
          <table:table-cell office:value-type="string">
            <text:p>Bid a suit there is -1 o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rint Finish</text:p>
          </table:table-cell>
          <table:table-cell office:value-type="string">
            <text:p>Win a 5-card game in 1 minu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athon</text:p>
          </table:table-cell>
          <table:table-cell office:value-type="string">
            <text:p>Play in a game that lasts over 20 minu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ckseat Driver</text:p>
          </table:table-cell>
          <table:table-cell office:value-type="string">
            <text:p>Go 3 rounds without being 'at risk' of losing a car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moke Signals?</text:p>
          </table:table-cell>
          <table:table-cell office:value-type="string">
            <text:p>Reveal the card representing your bid (ex. 3H when bidding 3 hearts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Log in on an Android device</text:p>
          </table:table-cell>
          <table:table-cell office:value-type="string">
            <text:p>?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30/11/2015</text:date>, <text:time>21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urlton</meta:initial-creator>
    <meta:creation-date>2015-10-31T21:23:37.14</meta:creation-date>
    <dc:date>2015-11-30T21:06:39.65</dc:date>
    <dc:creator>Alex Burlton</dc:creator>
    <meta:editing-duration>P18DT17H24M30S</meta:editing-duration>
    <meta:editing-cycles>69</meta:editing-cycles>
    <meta:generator>OpenOffice/4.1.0$Win32 OpenOffice.org_project/410m18$Build-9764</meta:generator>
    <meta:document-statistic meta:table-count="3" meta:cell-count="48" meta:object-count="0"/>
  </office:meta>
</office:document-meta>
</file>